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artire dal file <text:s/>cat /etc/passwd</text:p>
      <text:p text:style-name="P1"/>
      <text:p text:style-name="P1">sort ordina </text:p>
      <text:p text:style-name="Standard">nimloth@nimloth-mac:~$ <text:span text:style-name="T5">cat /etc/passwd | sort </text:span></text:p>
      <text:p text:style-name="Standard">avahi-autoipd:x:105:113:Avahi autoip daemon,,,:/var/lib/avahi-autoipd:/bin/false </text:p>
      <text:p text:style-name="Standard">avahi:x:106:114:Avahi mDNS daemon,,,:/var/run/avahi-daemon:/bin/false </text:p>
      <text:p text:style-name="Standard">backup:x:34:34:backup:/var/backups:/bin/sh </text:p>
      <text:p text:style-name="Standard">bin:x:2:2:bin:/bin:/bin/sh </text:p>
      <text:p text:style-name="Standard">ecc ecc</text:p>
      <text:p text:style-name="Standard"/>
      <text:p text:style-name="P1">tee nomefile crea un file in cui scrive lo standard output </text:p>
      <text:p text:style-name="Standard">nimloth@nimloth-mac:~$<text:span text:style-name="T3"> </text:span><text:span text:style-name="T5">cat /etc/passwd | sort | tee x</text:span><text:span text:style-name="T3"> </text:span></text:p>
      <text:p text:style-name="Standard">avahi-autoipd:x:105:113:Avahi autoip daemon,,,:/var/lib/avahi-autoipd:/bin/false </text:p>
      <text:p text:style-name="Standard">avahi:x:106:114:Avahi mDNS daemon,,,:/var/run/avahi-daemon:/bin/false </text:p>
      <text:p text:style-name="Standard">backup:x:34:34:backup:/var/backups:/bin/sh </text:p>
      <text:p text:style-name="Standard">bin:x:2:2:bin:/bin:/bin/sh </text:p>
      <text:p text:style-name="Standard">ecc ecc</text:p>
      <text:p text:style-name="Standard"/>
      <text:p text:style-name="Standard">nimloth@nimloth-mac:~$ <text:span text:style-name="T5">cat x </text:span></text:p>
      <text:p text:style-name="Standard">avahi-autoipd:x:105:113:Avahi autoip daemon,,,:/var/lib/avahi-autoipd:/bin/false </text:p>
      <text:p text:style-name="Standard">avahi:x:106:114:Avahi mDNS daemon,,,:/var/run/avahi-daemon:/bin/false </text:p>
      <text:p text:style-name="Standard">backup:x:34:34:backup:/var/backups:/bin/sh </text:p>
      <text:p text:style-name="Standard">bin:x:2:2:bin:/bin:/bin/sh </text:p>
      <text:p text:style-name="Standard">ecc ecc</text:p>
      <text:p text:style-name="Standard"/>
      <text:p text:style-name="P1">tr "a" "b" sostituisce caratteri a con b es. cat /etc/passwd | sort | tr ":" " " | less </text:p>
      <text:p text:style-name="Standard">nimloth@nimloth-mac:~$ <text:span text:style-name="T4">cat /etc/passwd | sort | tr ":" " " </text:span></text:p>
      <text:p text:style-name="Standard">avahi-autoipd x 105 113 Avahi autoip daemon,,, /var/lib/avahi-autoipd /bin/false </text:p>
      <text:p text:style-name="Standard">avahi x 106 114 Avahi mDNS daemon,,, /var/run/avahi-daemon /bin/false </text:p>
      <text:p text:style-name="Standard">backup x 34 34 backup /var/backups /bin/sh </text:p>
      <text:p text:style-name="Standard">bin x 2 2 bin /bin /bin/sh </text:p>
      <text:p text:style-name="Standard">daemon x 1 1 daemon /usr/sbin /bin/sh </text:p>
      <text:p text:style-name="Standard">dhcp x 100 101 <text:s/>/nonexistent /bin/false </text:p>
      <text:p text:style-name="Standard">ecc ecc</text:p>
      <text:p text:style-name="Standard"/>
      <text:p text:style-name="P1">cut taglia e prende solo il field indicato -d specifica il delimitatore. </text:p>
      <text:p text:style-name="Standard">nimloth@nimloth-mac:~$<text:span text:style-name="T5"> cat /etc/passwd | cut -d: -f7 </text:span></text:p>
      <text:p text:style-name="Standard">/bin/bash </text:p>
      <text:p text:style-name="Standard">/bin/sh </text:p>
      <text:p text:style-name="Standard">/bin/sh </text:p>
      <text:p text:style-name="Standard">/bin/sync </text:p>
      <text:p text:style-name="Standard">/bin/sh </text:p>
      <text:p text:style-name="Standard">/bin/false </text:p>
      <text:p text:style-name="Standard">/bin/false </text:p>
      <text:p text:style-name="Standard">/bin/bash </text:p>
      <text:p text:style-name="Standard"/>
      <text:p text:style-name="Standard"/>
      <text:p text:style-name="P1"><text:soft-page-break/><text:s/>uniq toglie le copie. attenzione funziona solo dopo sort </text:p>
      <text:p text:style-name="Standard">nimloth@nimloth-mac:~$ <text:span text:style-name="T5">cat /etc/passwd | cut -d: -f7 | sort | uniq </text:span></text:p>
      <text:p text:style-name="Standard">/bin/bash </text:p>
      <text:p text:style-name="Standard">/bin/false </text:p>
      <text:p text:style-name="Standard">/bin/sh </text:p>
      <text:p text:style-name="Standard">/bin/sync </text:p>
      <text:p text:style-name="Standard"/>
      <text:p text:style-name="P1">elimino i duplicati, conto le occorrenze e ordino numericamente </text:p>
      <text:p text:style-name="Standard">nimloth@nimloth-mac:~$ <text:span text:style-name="T5">cat /etc/passwd | cut -d: -f7 | sort | uniq -c | sort -n </text:span></text:p>
      <text:p text:style-name="Standard"><text:s text:c="6"/>1 /bin/sync </text:p>
      <text:p text:style-name="Standard"><text:s text:c="6"/>2 /bin/bash </text:p>
      <text:p text:style-name="Standard"><text:s text:c="6"/>9 /bin/false </text:p>
      <text:p text:style-name="Standard"><text:s text:c="5"/>16 /bin/sh </text:p>
      <text:p text:style-name="Standard"/>
      <text:p text:style-name="P1">specificare -n numerico sennò fa ordine lessicografico </text:p>
      <text:p text:style-name="Standard">nimloth@nimloth-mac:~$ <text:span text:style-name="T5">cat /etc/passwd | cut -d: -f7 | sort | uniq -c | sort </text:span></text:p>
      <text:p text:style-name="Standard"><text:s text:c="5"/>16 /bin/sh </text:p>
      <text:p text:style-name="Standard"><text:s text:c="6"/>1 /bin/sync </text:p>
      <text:p text:style-name="Standard"><text:s text:c="6"/>2 /bin/bash </text:p>
      <text:p text:style-name="Standard"><text:s text:c="6"/>9 /bin/false </text:p>
      <text:p text:style-name="Standard"/>
      <text:p text:style-name="P1">-r ordina al contrario, reverse </text:p>
      <text:p text:style-name="Standard">nimloth@nimloth-mac:~$ <text:span text:style-name="T5">cat /etc/passwd | cut -d: -f7 | sort | uniq -c | sort -nr </text:span></text:p>
      <text:p text:style-name="Standard"><text:s text:c="5"/>16 /bin/sh </text:p>
      <text:p text:style-name="Standard"><text:s text:c="6"/>9 /bin/false </text:p>
      <text:p text:style-name="Standard"><text:s text:c="6"/>2 /bin/bash </text:p>
      <text:p text:style-name="Standard"><text:s text:c="6"/>1 /bin/sync </text:p>
      <text:p text:style-name="Standard"/>
      <text:p text:style-name="P1">head fa vedere di default solo le prime 10 righe oppure -n ne vedi n. </text:p>
      <text:p text:style-name="Standard">nimloth@nimloth-mac:~$ <text:span text:style-name="T5">cat /etc/passwd | head -3 </text:span></text:p>
      <text:p text:style-name="Standard">root:x:0:0:root:/root:/bin/bash </text:p>
      <text:p text:style-name="Standard">daemon:x:1:1:daemon:/usr/sbin:/bin/sh </text:p>
      <text:p text:style-name="Standard">bin:x:2:2:bin:/bin:/bin/sh </text:p>
      <text:p text:style-name="Standard"/>
      <text:p text:style-name="P1">tail fa vedere di default solo le ultime 10 righe oppure -n ne vedi n.</text:p>
      <text:p text:style-name="Standard">nimloth@nimloth-mac:~$ <text:span text:style-name="T5">tail -3 /etc/passwd </text:span></text:p>
      <text:p text:style-name="Standard">haldaemon:x:107:116:Hardware abstraction layer,,,:/home/haldaemon:/bin/false </text:p>
      <text:p text:style-name="Standard">gdm:x:108:118:Gnome Display Manager:/var/lib/gdm:/bin/false </text:p>
      <text:p text:style-name="Standard">nimloth:x:1000:1000:Alessandra Iacovella,,,:/home/nimloth:/bin/bash </text:p>
      <text:p text:style-name="Standard"/>
      <text:p text:style-name="P2">-f rimane attivo e appena viene aggiunta una riga al file la mostra</text:p>
      <text:p text:style-name="Standard"/>
      <text:p text:style-name="P1">wc <text:s/>ritorna il numero di righe di parole e di caratteri di un file</text:p>
      <text:p text:style-name="P3">nimloth@nimloth-mac:~$ <text:span text:style-name="T5">wc /etc/passwd </text:span></text:p>
      <text:p text:style-name="P3"><text:s text:c="2"/>28 <text:s text:c="2"/>44 1301 /etc/passwd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.847cm" fo:margin-bottom="0.436cm" fo:margin-left="0.714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essandra Iacovella</meta:initial-creator>
    <meta:creation-date>2008-02-29T21:28:13</meta:creation-date>
    <dc:creator>Alessandra Iacovella</dc:creator>
    <dc:date>2008-03-04T18:27:26</dc:date>
    <meta:editing-cycles>4</meta:editing-cycles>
    <meta:editing-duration>PT2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8" meta:word-count="550" meta:character-count="3072"/>
  </office:meta>
</office:document-meta>
</file>